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764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2.567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5591in" fo:break-before="auto" style:use-optimal-row-height="false"/>
    </style:style>
    <style:style style:name="ro12" style:family="table-row">
      <style:table-row-properties style:row-height="0.6008in" fo:break-before="auto" style:use-optimal-row-height="false"/>
    </style:style>
    <style:style style:name="ro13" style:family="table-row">
      <style:table-row-properties style:row-height="0.4453in" fo:break-before="auto" style:use-optimal-row-height="false"/>
    </style:style>
    <style:style style:name="ro14" style:family="table-row">
      <style:table-row-properties style:row-height="0.4764in" fo:break-before="auto" style:use-optimal-row-height="false"/>
    </style:style>
    <style:style style:name="ro15" style:family="table-row">
      <style:table-row-properties style:row-height="0.4555in" fo:break-before="auto" style:use-optimal-row-height="false"/>
    </style:style>
    <style:style style:name="ro16" style:family="table-row">
      <style:table-row-properties style:row-height="0.3937in" fo:break-before="auto" style:use-optimal-row-height="false"/>
    </style:style>
    <style:style style:name="ro17" style:family="table-row">
      <style:table-row-properties style:row-height="0.4244in" fo:break-before="auto" style:use-optimal-row-height="fals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5075in" fo:break-before="auto" style:use-optimal-row-height="false"/>
    </style:style>
    <style:style style:name="ro2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 style:data-style-name="N8122"/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1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row table:style-name="ro1">
          <table:table-cell office:value-type="string">
            <text:p>ID</text:p>
          </table:table-cell>
          <table:table-cell table:style-name="Excel_20_Built-in_20_Normal" office:value-type="string">
            <text:p>User Stories</text:p>
          </table:table-cell>
          <table:table-cell office:value-type="string">
            <text:p>Sprint #</text:p>
          </table:table-cell>
          <table:table-cell office:value-type="string">
            <text:p>Story Priority</text:p>
          </table:table-cell>
          <table:table-cell office:value-type="string">
            <text:p>Story Status</text:p>
          </table:table-cell>
          <table:table-cell office:value-type="string">
            <text:p>Story points</text:p>
          </table:table-cell>
          <table:table-cell/>
        </table:table-row>
        <table:table-row table:style-name="ro1">
          <table:table-cell/>
          <table:table-cell table:style-name="Excel_20_Built-in_20_Normal"/>
          <table:table-cell table:number-columns-repeated="4"/>
          <table:table-cell office:value-type="string">
            <text:p>Categories of Priority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s someone who likes bright and colorful games, I would like to be able to choose the style/color of my pieces and board, so that my board never gets boring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1 = Most important functionali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s someone who plays board games offline, I would like to be able to play 2 players on the same device, so I can play with my relatives who don’t have their own tablet.</text:p>
          </table:table-cell>
          <table:table-cell table:style-name="ce3" office:value-type="string">
            <text:p>2,3,4</text:p>
          </table:table-cell>
          <table:table-cell office:value-type="float" office:value="1">
            <text:p>1</text:p>
          </table:table-cell>
          <table:table-cell office:value-type="string">
            <text:p>In progress</text:p>
          </table:table-cell>
          <table:table-cell office:value-type="float" office:value="7">
            <text:p>7</text:p>
          </table:table-cell>
          <table:table-cell office:value-type="string">
            <text:p>2 = Important functionality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 someone who doesn’t have friends that play, I would like to have a matchmaking system, so I can play with people around the world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 office:value-type="string">
            <text:p>3 = Desired functionality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s a colorblind user, I would like to have different color/indication options, so that I will be able to play with my handicap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4 = Optional functionality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s a visually impaired user, I would like to have a read-aloud option, so that I can be sure I’m picking the right piece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 office:value-type="string">
            <text:p>5 = Extended functionality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As a motor impaired user, I would like a click and place option, so that I am not locked out of playing by dragging mechanics I am unable to use.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n Progress</text:p>
          </table:table-cell>
          <table:table-cell office:value-type="float" office:value="4">
            <text:p>4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s someone with tremors, I would like a click and hold option, so that when I shake I do not misclick pieces or places.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 Progress</text:p>
          </table:table-cell>
          <table:table-cell office:value-type="float" office:value="4">
            <text:p>4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As someone who mostly plays online, I would like a chat option, so that I can make new friends while playing the gam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As a parent, I would like the option to disable chat, so that my child does not get into dangerous situations onlin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0">
          <table:table-cell office:value-type="float" office:value="10">
            <text:p>10</text:p>
          </table:table-cell>
          <table:table-cell office:value-type="string">
            <text:p>As a slow player, I would like an option to save my current game, so that I can think about my turn overnight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As a pro player, I would like an analysis system to measure the effectiveness of my turns, so that I can improve and expand on my abilities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1">
          <table:table-cell office:value-type="float" office:value="12">
            <text:p>12</text:p>
          </table:table-cell>
          <table:table-cell table:style-name="ce2" office:value-type="string">
            <text:p>As a variety loving user, I would like multiple gameplay modes, so that I won't get bored of just one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0">
          <table:table-cell office:value-type="float" office:value="13">
            <text:p>13</text:p>
          </table:table-cell>
          <table:table-cell office:value-type="string">
            <text:p>As a competitive user, I would like a ranked option, so that I can play against opponents of similar skill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As a potential new user, I would like a built in tutorial, so that I can learn the game without having to look up a guide.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As someone who wants to support the dev team, I would like an option to buy an ad free version, so I can be rewarded for my support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As someone who uses a lot of social media, I would like an option to post screenshots of my games, so that I can share interesting moments with all my friends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3">
          <table:table-cell office:value-type="float" office:value="17">
            <text:p>17</text:p>
          </table:table-cell>
          <table:table-cell office:value-type="string">
            <text:p>As a new player, I would like an option to practice against basic ai, so that I can slowly increase my skill.</text:p>
          </table:table-cell>
          <table:table-cell office:value-type="string">
            <text:p>3,5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office:value-type="float" office:value="7">
            <text:p>7</text:p>
          </table:table-cell>
          <table:table-cell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As a puzzle lover, I would like an option where the player has a preset board and has to decide the best move, so that I can test my knowledge of the game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5">
          <table:table-cell office:value-type="float" office:value="19">
            <text:p>19</text:p>
          </table:table-cell>
          <table:table-cell office:value-type="string">
            <text:p>As a multitasking user, I would like a notification system that tells me when a move is made, so that I know when it is my turn to go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6">
          <table:table-cell office:value-type="float" office:value="20">
            <text:p>20</text:p>
          </table:table-cell>
          <table:table-cell office:value-type="string">
            <text:p>As someone with low system specs, I would like a low-power/low-graphics mode, so that I can play the game without constant freezing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7">
          <table:table-cell office:value-type="float" office:value="21">
            <text:p>21</text:p>
          </table:table-cell>
          <table:table-cell office:value-type="string">
            <text:p>As a speedrunner, I would like a timed option, so that I can ensure my games are always lightning fast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8">
          <table:table-cell office:value-type="float" office:value="22">
            <text:p>22</text:p>
          </table:table-cell>
          <table:table-cell office:value-type="string">
            <text:p>As a completionist, I would like achievements in the game, so I can try to hunt down every trophy-worthy scenario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7">
          <table:table-cell office:value-type="float" office:value="23">
            <text:p>23</text:p>
          </table:table-cell>
          <table:table-cell office:value-type="string">
            <text:p>As a new player, I would like to see a hint system, so as I play I learn new tips about how to play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4">
          <table:table-cell office:value-type="float" office:value="24">
            <text:p>24</text:p>
          </table:table-cell>
          <table:table-cell office:value-type="string">
            <text:p>As a player who loves stats, I would like to see a stat page, so that I can see how many wins and losses I have.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8">
          <table:table-cell office:value-type="float" office:value="25">
            <text:p>25</text:p>
          </table:table-cell>
          <table:table-cell office:value-type="string">
            <text:p>As a parent, I would like to have a chat filter option, so that my child does not need to read curse words online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9">
          <table:table-cell office:value-type="float" office:value="26">
            <text:p>26</text:p>
          </table:table-cell>
          <table:table-cell office:value-type="string">
            <text:p>As a competitive player, I would like to be able to send my opponents emotes, so they know how badly they are being beaten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As a competitive player, I would like a live coaching option, so that professionals can help me improve my play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04/11/2021</text:date>, <text:time>19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4-09T17:09:24.54</meta:creation-date>
    <meta:generator>OpenOffice/4.1.5$Win32 OpenOffice.org_project/415m1$Build-9789</meta:generator>
    <dc:date>2021-04-11T19:45:41.19</dc:date>
    <dc:creator>Peter Clukey</dc:creator>
    <meta:editing-duration>P2DT2H36M16S</meta:editing-duration>
    <meta:editing-cycles>2</meta:editing-cycles>
    <meta:document-statistic meta:table-count="3" meta:cell-count="174" meta:object-count="0"/>
  </office:meta>
</office:document-meta>
</file>